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31cm" fo:min-width="0cm"/>
    </style:style>
    <style:style style:name="gr6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9pt" style:font-size-asian="9pt" style:font-size-complex="9pt"/>
    </style:style>
    <style:style style:name="P2" style:family="paragraph">
      <style:paragraph-properties fo:text-align="center"/>
    </style:style>
    <style:style style:name="P3" style:family="paragraph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43cm" svg:height="4.699cm" svg:x="5.318cm" svg:y="4.17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3.81cm" svg:height="2.286cm" svg:x="9.257cm" svg:y="6.207cm">
          <text:p text:style-name="P2"><text:span text:style-name="T1">Monomorphic</text:span></text:p>
          <text:p text:style-name="P2"><text:span text:style-name="T1">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3" draw:layer="layout" svg:width="3.499cm" svg:height="0.607cm" svg:x="5.572cm" svg:y="4.429cm">
          <draw:text-box>
            <text:p><text:span text:style-name="T1">Polymorphic wrapper</text:span></text:p>
          </draw:text-box>
        </draw:frame>
        <draw:line draw:style-name="gr4" draw:text-style-name="P2" draw:layer="layout" svg:x1="3.54cm" svg:y1="6.715cm" svg:x2="6.08cm" svg:y2="6.715cm">
          <text:p/>
        </draw:line>
        <draw:frame draw:style-name="gr3" draw:text-style-name="P3" draw:layer="layout" svg:width="2.051cm" svg:height="0.607cm" svg:x="3.267cm" svg:y="6.108cm">
          <draw:text-box>
            <text:p><text:span text:style-name="T1">Input locus</text:span></text:p>
          </draw:text-box>
        </draw:frame>
        <draw:frame draw:style-name="gr3" draw:text-style-name="P3" draw:layer="layout" svg:width="1.408cm" svg:height="0.607cm" svg:x="17.383cm" svg:y="7.632cm">
          <draw:text-box>
            <text:p><text:span text:style-name="T1">Result</text:span></text:p>
          </draw:text-box>
        </draw:frame>
        <draw:custom-shape draw:style-name="gr2" draw:text-style-name="P1" draw:layer="layout" svg:width="1.905cm" svg:height="1.016cm" svg:x="6.08cm" svg:y="6.207cm">
          <text:p text:style-name="P2"><text:span text:style-name="T1">enforc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1.905cm" svg:height="1.016cm" svg:x="14.335cm" svg:y="6.207cm">
          <text:p text:style-name="P2"><text:span text:style-name="T1">releas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3" draw:layer="layout" svg:width="2.043cm" svg:height="0.607cm" svg:x="3.275cm" svg:y="7.378cm">
          <draw:text-box>
            <text:p><text:span text:style-name="T1">Arguments</text:span></text:p>
          </draw:text-box>
        </draw:frame>
        <draw:line draw:style-name="gr4" draw:text-style-name="P2" draw:layer="layout" svg:x1="3.54cm" svg:y1="7.985cm" svg:x2="9.257cm" svg:y2="7.985cm">
          <text:p/>
        </draw:line>
        <draw:frame draw:style-name="gr3" draw:text-style-name="P3" draw:layer="layout" svg:width="1.459cm" svg:height="0.963cm" svg:x="17.321cm" svg:y="6.26cm">
          <draw:text-box>
            <text:p><text:span text:style-name="T1">Output</text:span></text:p>
            <text:p><text:span text:style-name="T1">locus</text:span></text:p>
          </draw:text-box>
        </draw:frame>
        <draw:line draw:style-name="gr4" draw:text-style-name="P2" draw:layer="layout" svg:x1="7.987cm" svg:y1="6.715cm" svg:x2="9.257cm" svg:y2="6.715cm">
          <text:p/>
        </draw:line>
        <draw:line draw:style-name="gr4" draw:text-style-name="P2" draw:layer="layout" svg:x1="13.067cm" svg:y1="7.985cm" svg:x2="17.51cm" svg:y2="7.985cm">
          <text:p/>
        </draw:line>
        <draw:line draw:style-name="gr4" draw:text-style-name="P2" draw:layer="layout" svg:x1="13.067cm" svg:y1="6.715cm" svg:x2="14.337cm" svg:y2="6.715cm">
          <text:p/>
        </draw:line>
        <draw:line draw:style-name="gr4" draw:text-style-name="P2" draw:layer="layout" svg:x1="16.24cm" svg:y1="6.715cm" svg:x2="17.51cm" svg:y2="6.715cm">
          <text:p/>
        </draw:line>
        <draw:custom-shape draw:style-name="gr2" draw:text-style-name="P1" draw:layer="layout" svg:width="3.81cm" svg:height="1.27cm" svg:x="9.255cm" svg:y="4.556cm">
          <text:p text:style-name="P2"><text:span text:style-name="T1">Polymorphic call</text:span></text:p>
          <text:p text:style-name="P2"><text:span text:style-name="T1">inform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15.351cm" svg:y1="5.191cm" svg:x2="15.351cm" svg:y2="6.207cm">
          <text:p/>
        </draw:line>
        <draw:line draw:style-name="gr6" draw:text-style-name="P2" draw:layer="layout" svg:x1="9.255cm" svg:y1="5.191cm" svg:x2="6.969cm" svg:y2="5.191cm">
          <text:p/>
        </draw:line>
        <draw:line draw:style-name="gr4" draw:text-style-name="P2" draw:layer="layout" svg:x1="6.969cm" svg:y1="5.191cm" svg:x2="6.969cm" svg:y2="6.207cm">
          <text:p/>
        </draw:line>
        <draw:line draw:style-name="gr6" draw:text-style-name="P2" draw:layer="layout" svg:x1="13.065cm" svg:y1="5.191cm" svg:x2="15.351cm" svg:y2="5.19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15T10:07:36</meta:creation-date>
    <dc:date>2012-08-20T03:38:03</dc:date>
    <meta:editing-duration>PT1H49S</meta:editing-duration>
    <meta:editing-cycles>4</meta:editing-cycles>
    <meta:generator>LibreOffice/3.5$Linux_x86 LibreOffice_project/350m1$Build-2</meta:generator>
    <dc:creator>laurent </dc:creator>
    <meta:document-statistic meta:object-count="20"/>
  </office:meta>
</office:document-meta>
</file>